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7e39" officeooo:paragraph-rsid="000b7e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jia Olimata Ndoye <text:s text:c="58"/>Cite Marine Derkle villa 113</text:p>
      <text:p text:style-name="P1">18/02/1988 <text:s text:c="81"/>Derkle Senegal</text:p>
      <text:p text:style-name="P1">Tel : 777185761 <text:s text:c="65"/>email:<text:a xlink:type="simple" xlink:href="mailto:nolimata18@hotmail.com" text:style-name="Internet_20_link" text:visited-style-name="Visited_20_Internet_20_Link">nolimata18@hotmail.com</text:a></text:p>
      <text:p text:style-name="P1"/>
      <text:p text:style-name="P1"><text:s text:c="20"/></text:p>
      <text:p text:style-name="P1"/>
      <text:p text:style-name="P1">Formation</text:p>
      <text:p text:style-name="P1"><text:s/></text:p>
      <text:p text:style-name="P1">Licence en Informatique de Gestion</text:p>
      <text:p text:style-name="P1">BTS en Informatique de Gestion</text:p>
      <text:p text:style-name="P1">DTS en Reseaux Telecom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00:15:39.475829395</meta:creation-date>
    <dc:date>2018-04-01T00:20:18.036013388</dc:date>
    <meta:editing-duration>PT4M40S</meta:editing-duration>
    <meta:editing-cycles>1</meta:editing-cycles>
    <meta:document-statistic meta:table-count="0" meta:image-count="0" meta:object-count="0" meta:page-count="1" meta:paragraph-count="9" meta:word-count="30" meta:character-count="439" meta:non-whitespace-character-count="191"/>
    <meta:generator>LibreOffice/5.4.2.2$Linux_X86_64 LibreOffice_project/40m0$Build-2</meta:generator>
  </office:meta>
</office:document-meta>
</file>